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4.401cm"/>
    </style:style>
    <style:style style:name="co5" style:family="table-column">
      <style:table-column-properties fo:break-before="auto" style:column-width="11.262cm"/>
    </style:style>
    <style:style style:name="co6" style:family="table-column">
      <style:table-column-properties fo:break-before="auto" style:column-width="28.78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6600" fo:font-weight="bold" style:font-weight-asian="bold" style:font-weight-complex="bold"/>
    </style:style>
    <style:style style:name="ce3" style:family="table-cell" style:parent-style-name="Default">
      <style:text-properties fo:color="#355e00" fo:font-weight="bold" style:font-weight-asian="bold" style:font-weight-complex="bold"/>
    </style:style>
    <style:style style:name="ce4" style:family="table-cell" style:parent-style-name="Default">
      <style:text-properties fo:color="#ff0000" fo:font-weight="bold" style:font-weight-asian="bold" style:font-weight-complex="bold"/>
    </style:style>
    <style:style style:name="ce5" style:family="table-cell" style:parent-style-name="Default">
      <style:text-properties fo:color="#ff9900" fo:font-weight="bold" style:font-weight-asian="bold" style:font-weight-complex="bold"/>
    </style:style>
    <style:style style:name="ce6" style:family="table-cell" style:parent-style-name="Default">
      <style:text-properties fo:color="#006600" style:font-name="Arimo" fo:font-weight="bold" style:font-name-asian="DejaVu Sans Condensed" style:font-weight-asian="bold" style:font-name-complex="Lohit Hindi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ext-properties style:font-name="Arimo" style:font-name-asian="DejaVu Sans Condensed" style:font-name-complex="Lohit Hindi"/>
    </style:style>
    <style:style style:name="ce10" style:family="table-cell" style:parent-style-name="Default">
      <style:text-properties style:text-underline-style="none"/>
    </style:style>
    <style:style style:name="ce11" style:family="table-cell" style:parent-style-name="Default">
      <style:text-properties style:font-name="Arimo" style:text-underline-style="none" style:font-name-asian="DejaVu Sans Condensed" style:font-name-complex="Lohit Hindi"/>
    </style:style>
    <style:style style:name="ce12" style:family="table-cell" style:parent-style-name="Default">
      <style:text-properties fo:color="#cc9900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000000" style:font-name="Arimo" style:font-name-asian="DejaVu Sans Condensed" style:font-name-complex="Lohit Hindi"/>
    </style:style>
    <style:style style:name="ce15" style:family="table-cell" style:parent-style-name="Default">
      <style:text-properties fo:font-size="8pt" style:text-underline-style="solid" style:text-underline-width="auto" style:text-underline-color="font-color" style:font-size-asian="8pt" style:font-size-complex="8pt"/>
    </style:style>
    <style:style style:name="ce16" style:family="table-cell" style:parent-style-name="Default">
      <style:text-properties fo:color="#000000"/>
    </style:style>
    <style:style style:name="ce17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Arimo" style:font-name-asian="DejaVu Sans Condensed" style:font-name-complex="Lohit Hindi"/>
    </style:style>
    <style:style style:name="T2" style:family="text">
      <style:text-properties fo:color="#000000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Column Name <text:s/></text:p>
          </table:table-cell>
          <table:table-cell table:style-name="ce1" office:value-type="string">
            <text:p>ASDM 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Comentario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taproduct_type </text:p>
          </table:table-cell>
          <table:table-cell office:value-type="string">
            <text:p>visibility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lib_level </text:p>
          </table:table-cell>
          <table:table-cell table:style-name="ce7" office:value-type="float" office:value="1">
            <text:p>1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collection </text:p>
          </table:table-cell>
          <table:table-cell office:value-type="string">
            <text:p>ALMA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id </text:p>
          </table:table-cell>
          <table:table-cell office:value-type="string">
            <text:p>Scan.execBlockId -&gt;ExecBlock.execBlockUID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bs_publisher_did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url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format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ess_estsize </text:p>
          </table:table-cell>
          <table:table-cell office:value-type="string">
            <text:p>DaCHS automaticamente lo asigna con products#defin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rget_name </text:p>
          </table:table-cell>
          <table:table-cell office:value-type="string">
            <text:p>Scan.sourceName -&gt; Source.sourceName </text:p>
          </table:table-cell>
          <table:table-cell office:value-type="string">
            <text:p>OK</text:p>
          </table:table-cell>
          <table:table-cell table:style-name="ce12" office:value-type="string">
            <text:p>Es opcional en la tabla scan!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s_ra </text:p>
          </table:table-cell>
          <table:table-cell office:value-type="string">
            <text:p>Scan.sourceName -&gt; Source.direction[0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>
            <text:p>s_dec </text:p>
          </table:table-cell>
          <table:table-cell office:value-type="string">
            <text:p>Scan.sourceName -&gt; Source.direction[1] </text:p>
          </table:table-cell>
          <table:table-cell office:value-type="string">
            <text:p>OK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s_fov </text:p>
          </table:table-cell>
          <table:table-cell table:number-columns-repeated="2"/>
          <table:table-cell table:style-name="ce14" office:value-type="string">
            <text:p>No manejados por ASDMCsvConverter. Extraidos desde los excel generados por Harvester. (Basta extraer el fov de un Field asociado al Scan, por inspección visual se “asume” que todos los “ASDM_UID “ poseen el mismo fov independiente del “Field” asociado que posean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gion </text:p>
          </table:table-cell>
          <table:table-cell office:value-type="string">
            <text:p>circl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_resolution </text:p>
          </table:table-cell>
          <table:table-cell office:value-type="string">
            <text:p>1,2 * lambda/(ExecBlock.baseRangeMax)]</text:p>
          </table:table-cell>
          <table:table-cell office:value-type="string">
            <text:p>OK</text:p>
          </table:table-cell>
          <table:table-cell table:style-name="ce12" office:value-type="string">
            <text:p>Solo falta detallar lambd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in </text:p>
          </table:table-cell>
          <table:table-cell office:value-type="string">
            <text:p>Scan.execBlockId -&gt; ExecBlock.start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_max </text:p>
          </table:table-cell>
          <table:table-cell office:value-type="string">
            <text:p>Scan.execBlockId -&gt; ExecBlock.endTime </text:p>
          </table:table-cell>
          <table:table-cell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_exptime </text:p>
          </table:table-cell>
          <table:table-cell table:style-name="ce8" office:value-type="string">
            <text:p>Para todos los SubScan.subscanIntent == ON_SOURCE </text:p>
            <text:p>Asociados a un Scan, obtener </text:p>
            <text:p><text:span text:style-name="T1">exp = SubScan.endTime – SubScan.startTime</text:span></text:p>
            <text:p>t_exptime = suma de todos los exp obtneidos </text:p>
          </table:table-cell>
          <table:table-cell office:value-type="string">
            <text:p>OK</text:p>
          </table:table-cell>
          <table:table-cell table:style-name="ce15"/>
          <table:table-cell table:style-name="ce17" table:number-columns-repeated="3"/>
        </table:table-row>
        <table:table-row table:style-name="ro1">
          <table:table-cell/>
          <table:table-cell office:value-type="string">
            <text:p>t_resolution</text:p>
          </table:table-cell>
          <table:table-cell table:style-name="ce9" office:value-type="string">
            <text:p>Mismo valor que el t_exptime (por mientras)</text:p>
          </table:table-cell>
          <table:table-cell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in </text:p>
          </table:table-cell>
          <table:table-cell office:value-type="string">
            <text:p>Scan.execBlockId -&gt; ExecBlock.baseRangeMin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em_max </text:p>
          </table:table-cell>
          <table:table-cell office:value-type="string">
            <text:p>Scan.execBlockId -&gt; ExecBlock.baseRangeMax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style-name="ce4" office:value-type="string">
            <text:p>em_res_power </text:p>
          </table:table-cell>
          <table:table-cell/>
          <table:table-cell table:style-name="ce10"/>
          <table:table-cell table:style-name="ce16" office:value-type="string">
            <text:p>No manejados por ASDMCsvConverter. Extraidos desde los excel generados por Harvester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o_ucd </text:p>
          </table:table-cell>
          <table:table-cell office:value-type="string">
            <text:p>em.mm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pol_states </text:p>
          </table:table-cell>
          <table:table-cell table:style-name="ce10" office:value-type="string">
            <text:p>NULL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Valor asignado por mientra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acility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office:value-type="string">
            <text:p> 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nstrument_name </text:p>
          </table:table-cell>
          <table:table-cell office:value-type="string">
            <text:p>ALMA </text:p>
          </table:table-cell>
          <table:table-cell table:style-name="ce10" office:value-type="string">
            <text:p>OK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3">
          <table:table-cell/>
          <table:table-cell table:style-name="ce5" office:value-type="string">
            <text:p>noise 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>
            <text:p>redshift</text:p>
          </table:table-cell>
          <table:table-cell table:style-name="ce11" office:value-type="float" office:value="0">
            <text:p>0</text:p>
          </table:table-cell>
          <table:table-cell table:style-name="ce10" office:value-type="string">
            <text:p>OK</text:p>
          </table:table-cell>
          <table:table-cell table:style-name="ce12" office:value-type="string">
            <text:p><text:span text:style-name="T2">Campo Extra.</text:span> Valor asignado por mientra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>
            <text:p>fits_name</text:p>
          </table:table-cell>
          <table:table-cell table:style-name="ce11" office:value-type="string">
            <text:p>Nombre del fits asociado</text:p>
          </table:table-cell>
          <table:table-cell table:style-name="ce10" office:value-type="string">
            <text:p>OK</text:p>
          </table:table-cell>
          <table:table-cell table:style-name="ce16"/>
          <table:table-cell table:number-columns-repeated="3"/>
        </table:table-row>
        <table:table-row table:style-name="ro1" table:number-rows-repeated="4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6" office:value-type="string">
            <text:p>lambda</text:p>
          </table:table-cell>
          <table:table-cell/>
          <table:table-cell office:value-type="string">
            <text:p>OK</text:p>
          </table:table-cell>
          <table:table-cell table:style-name="ce12" office:value-type="string">
            <text:p>Solo falta detallar la velocidad de la luz</text:p>
          </table:table-cell>
          <table:table-cell table:number-columns-repeated="3"/>
        </table:table-row>
        <table:table-row table:style-name="ro1" table:number-rows-repeated="7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Mejoras de Desempeño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office:value-type="string">
            <text:p>- Achicar la cantidad de filas de input.csv (archivo generado despues de AWK-aun por hacer, por mientras hay uno de prueba-), eliminando las filas que contienen datos repetidos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CL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17-08-2014</text:date>, <text:time>16:02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23:04:32</meta:creation-date>
    <dc:date>2014-08-17T16:02:02</dc:date>
    <meta:editing-duration>PT4H48M8S</meta:editing-duration>
    <meta:editing-cycles>39</meta:editing-cycles>
    <meta:generator>OpenOffice/4.1.0$Unix OpenOffice.org_project/410m18$Build-9764</meta:generator>
    <meta:document-statistic meta:table-count="3" meta:cell-count="114" meta:object-count="0"/>
  </office:meta>
</office:document-meta>
</file>